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6.6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11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8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8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7" style:family="table-cell" style:parent-style-name="Default" style:data-style-name="N115"/>
    <style:style style:name="ce8" style:family="table-cell" style:parent-style-name="Default" style:data-style-name="N115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9" style:family="table-cell" style:parent-style-name="Default" style:data-style-name="N11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6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" style:family="table-cell" style:parent-style-name="Default" style:data-style-name="N111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3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4" style:family="table-cell" style:parent-style-name="Default" style:data-style-name="N116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116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6" style:family="table-cell" style:parent-style-name="Default" style:data-style-name="N113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85.9mm" svg:height="108.88mm" svg:x="262.1mm" svg:y="6.63mm">
            <loext:p draw:notify-on-update-of-ranges="Planilha1.A2:Planilha1.A7 Planilha1.H2:Planilha1.H7 Planilha1.H21:Planilha1.H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5.22mm" svg:height="98.96mm" svg:x="261.24mm" svg:y="123.05mm">
            <loext:p draw:notify-on-update-of-ranges="Planilha1.A12:Planilha1.A17 Planilha1.H12:Planilha1.H17 Planilha1.H29:Planilha1.H3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7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AM INSTÂNCIA</text:p>
          </table:table-cell>
          <table:table-cell table:style-name="ce3" office:value-type="string" calcext:value-type="string" table:number-columns-spanned="6" table:number-rows-spanned="1">
            <text:p>Tempo (ms)</text:p>
          </table:table-cell>
          <table:covered-table-cell table:number-columns-repeated="5" table:style-name="ce2"/>
          <table:table-cell table:style-name="ce1" office:value-type="string" calcext:value-type="string">
            <text:p>MÉDIA (ms)</text:p>
          </table:table-cell>
          <table:table-cell office:value-type="string" calcext:value-type="string">
            <text:p>SIMD MUL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004" calcext:value-type="float">
            <text:p>0,00400</text:p>
          </table:table-cell>
          <table:table-cell table:style-name="ce9" office:value-type="float" office:value="0.003" calcext:value-type="float">
            <text:p>0,003000</text:p>
          </table:table-cell>
          <table:table-cell table:style-name="ce9" office:value-type="float" office:value="0.002" calcext:value-type="float">
            <text:p>0,002000</text:p>
          </table:table-cell>
          <table:table-cell table:style-name="ce9" office:value-type="float" office:value="0.004" calcext:value-type="float">
            <text:p>0,004000</text:p>
          </table:table-cell>
          <table:table-cell table:style-name="ce9" office:value-type="float" office:value="0.003" calcext:value-type="float">
            <text:p>0,003000</text:p>
          </table:table-cell>
          <table:table-cell table:style-name="ce13" office:value-type="float" office:value="0.003" calcext:value-type="float">
            <text:p>0,003000</text:p>
          </table:table-cell>
          <table:table-cell table:style-name="ce16" table:formula="of:=(SUM([.B2:.G2]))/6" office:value-type="float" office:value="0.00316666666666667" calcext:value-type="float">
            <text:p>0,003</text:p>
          </table:table-cell>
          <table:table-cell table:style-name="ce17" table:formula="of:=([.H21]/[.H2])" office:value-type="float" office:value="32.3157894736841" calcext:value-type="float">
            <text:p>32,3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009" calcext:value-type="float">
            <text:p>0,00900</text:p>
          </table:table-cell>
          <table:table-cell table:style-name="ce10" office:value-type="float" office:value="0.013" calcext:value-type="float">
            <text:p>0,013000</text:p>
          </table:table-cell>
          <table:table-cell table:style-name="ce10" office:value-type="float" office:value="0.01" calcext:value-type="float">
            <text:p>0,010000</text:p>
          </table:table-cell>
          <table:table-cell table:number-columns-repeated="2" table:style-name="ce10" office:value-type="float" office:value="0.008" calcext:value-type="float">
            <text:p>0,008000</text:p>
          </table:table-cell>
          <table:table-cell table:style-name="ce14" office:value-type="float" office:value="0.008" calcext:value-type="float">
            <text:p>0,008000</text:p>
          </table:table-cell>
          <table:table-cell table:style-name="ce16" table:formula="of:=(SUM([.B3:.G3]))/6" office:value-type="float" office:value="0.00933333333333333" calcext:value-type="float">
            <text:p>0,009</text:p>
          </table:table-cell>
          <table:table-cell table:style-name="ce17" table:formula="of:=([.H22]/[.H3])" office:value-type="float" office:value="14.75" calcext:value-type="float">
            <text:p>14,75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027" calcext:value-type="float">
            <text:p>0,02700000</text:p>
          </table:table-cell>
          <table:table-cell table:style-name="ce10" office:value-type="float" office:value="0.029" calcext:value-type="float">
            <text:p>0,029000</text:p>
          </table:table-cell>
          <table:table-cell table:style-name="ce10" office:value-type="float" office:value="0.03" calcext:value-type="float">
            <text:p>0,030000</text:p>
          </table:table-cell>
          <table:table-cell table:style-name="ce10" office:value-type="float" office:value="0.027" calcext:value-type="float">
            <text:p>0,027000</text:p>
          </table:table-cell>
          <table:table-cell table:style-name="ce10" office:value-type="float" office:value="0.031" calcext:value-type="float">
            <text:p>0,031000</text:p>
          </table:table-cell>
          <table:table-cell table:style-name="ce14" office:value-type="float" office:value="0.029" calcext:value-type="float">
            <text:p>0,029000</text:p>
          </table:table-cell>
          <table:table-cell table:style-name="ce16" table:formula="of:=(SUM([.B4:.G4]))/6" office:value-type="float" office:value="0.0288333333333333" calcext:value-type="float">
            <text:p>0,029</text:p>
          </table:table-cell>
          <table:table-cell table:style-name="ce17" table:formula="of:=([.H23]/[.H4])" office:value-type="float" office:value="10.4682080924856" calcext:value-type="float">
            <text:p>10,47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117" calcext:value-type="float">
            <text:p>0,11700000</text:p>
          </table:table-cell>
          <table:table-cell table:style-name="ce10" office:value-type="float" office:value="0.07" calcext:value-type="float">
            <text:p>0,070000</text:p>
          </table:table-cell>
          <table:table-cell table:style-name="ce10" office:value-type="float" office:value="0.117" calcext:value-type="float">
            <text:p>0,117000</text:p>
          </table:table-cell>
          <table:table-cell table:style-name="ce10" office:value-type="float" office:value="0.108" calcext:value-type="float">
            <text:p>0,108000</text:p>
          </table:table-cell>
          <table:table-cell table:style-name="ce10" office:value-type="float" office:value="0.118" calcext:value-type="float">
            <text:p>0,118000</text:p>
          </table:table-cell>
          <table:table-cell table:style-name="ce14" office:value-type="float" office:value="0.118" calcext:value-type="float">
            <text:p>0,118000</text:p>
          </table:table-cell>
          <table:table-cell table:style-name="ce16" table:formula="of:=(SUM([.B5:.G5]))/6" office:value-type="float" office:value="0.108" calcext:value-type="float">
            <text:p>0,108</text:p>
          </table:table-cell>
          <table:table-cell table:style-name="ce17" table:formula="of:=([.H24]/[.H5])" office:value-type="float" office:value="22.4783950617284" calcext:value-type="float">
            <text:p>22,48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0.464" calcext:value-type="float">
            <text:p>0,46400000</text:p>
          </table:table-cell>
          <table:table-cell table:style-name="ce10" office:value-type="float" office:value="0.185" calcext:value-type="float">
            <text:p>0,185000</text:p>
          </table:table-cell>
          <table:table-cell table:style-name="ce10" office:value-type="float" office:value="0.463" calcext:value-type="float">
            <text:p>0,463000</text:p>
          </table:table-cell>
          <table:table-cell table:style-name="ce10" office:value-type="float" office:value="0.528" calcext:value-type="float">
            <text:p>0,528000</text:p>
          </table:table-cell>
          <table:table-cell table:style-name="ce10" office:value-type="float" office:value="0.429" calcext:value-type="float">
            <text:p>0,429000</text:p>
          </table:table-cell>
          <table:table-cell table:style-name="ce14" office:value-type="float" office:value="0.463" calcext:value-type="float">
            <text:p>0,463000</text:p>
          </table:table-cell>
          <table:table-cell table:style-name="ce16" table:formula="of:=(SUM([.B6:.G6]))/6" office:value-type="float" office:value="0.422" calcext:value-type="float">
            <text:p>0,422</text:p>
          </table:table-cell>
          <table:table-cell table:style-name="ce17" table:formula="of:=([.H25]/[.H6])" office:value-type="float" office:value="90.3131891785149" calcext:value-type="float">
            <text:p>90,31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1.916" calcext:value-type="float">
            <text:p>1,91600000</text:p>
          </table:table-cell>
          <table:table-cell table:style-name="ce11" office:value-type="float" office:value="1.859" calcext:value-type="float">
            <text:p>1,859000</text:p>
          </table:table-cell>
          <table:table-cell table:style-name="ce11" office:value-type="float" office:value="1.963" calcext:value-type="float">
            <text:p>1,963000</text:p>
          </table:table-cell>
          <table:table-cell table:style-name="ce11" office:value-type="float" office:value="1.895" calcext:value-type="float">
            <text:p>1,895000</text:p>
          </table:table-cell>
          <table:table-cell table:style-name="ce11" office:value-type="float" office:value="1.899" calcext:value-type="float">
            <text:p>1,899000</text:p>
          </table:table-cell>
          <table:table-cell table:style-name="ce15" office:value-type="float" office:value="1.848" calcext:value-type="float">
            <text:p>1,848000</text:p>
          </table:table-cell>
          <table:table-cell table:style-name="ce16" table:formula="of:=(SUM([.B7:.G7]))/6" office:value-type="float" office:value="1.89666666666667" calcext:value-type="float">
            <text:p>1,897</text:p>
          </table:table-cell>
          <table:table-cell table:style-name="ce17" table:formula="of:=([.H26]/[.H7])" office:value-type="float" office:value="55.9171363796134" calcext:value-type="float">
            <text:p>55,92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style-name="ce1" office:value-type="string" calcext:value-type="string">
            <text:p>TAM INSTÂNCIA</text:p>
          </table:table-cell>
          <table:table-cell table:style-name="ce8" office:value-type="string" calcext:value-type="string" table:number-columns-spanned="6" table:number-rows-spanned="1">
            <text:p>Tempo (ms)</text:p>
          </table:table-cell>
          <table:covered-table-cell table:number-columns-repeated="5" table:style-name="ce2"/>
          <table:table-cell table:style-name="ce1" office:value-type="string" calcext:value-type="string">
            <text:p>MÉDIA</text:p>
          </table:table-cell>
          <table:table-cell office:value-type="string" calcext:value-type="string">
            <text:p>SIMLD IDEN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006" calcext:value-type="float">
            <text:p>0,00600</text:p>
          </table:table-cell>
          <table:table-cell table:style-name="ce12" office:value-type="float" office:value="0.006" calcext:value-type="float">
            <text:p>0,006000</text:p>
          </table:table-cell>
          <table:table-cell table:style-name="ce9" office:value-type="float" office:value="0.025" calcext:value-type="float">
            <text:p>0,025000</text:p>
          </table:table-cell>
          <table:table-cell table:style-name="ce9" office:value-type="float" office:value="0.022" calcext:value-type="float">
            <text:p>0,022000</text:p>
          </table:table-cell>
          <table:table-cell table:style-name="ce9" office:value-type="float" office:value="0.01" calcext:value-type="float">
            <text:p>0,010000</text:p>
          </table:table-cell>
          <table:table-cell table:style-name="ce13" office:value-type="float" office:value="0.007" calcext:value-type="float">
            <text:p>0,007000</text:p>
          </table:table-cell>
          <table:table-cell table:style-name="ce16" table:formula="of:=(SUM([.B12:.G12]))/6" office:value-type="float" office:value="0.0126666666666667" calcext:value-type="float">
            <text:p>0,013</text:p>
          </table:table-cell>
          <table:table-cell table:style-name="ce17" table:formula="of:=([.H29]/[.H12])" office:value-type="float" office:value="7.2894736842105" calcext:value-type="float">
            <text:p>7,2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013" calcext:value-type="float">
            <text:p>0,01300</text:p>
          </table:table-cell>
          <table:table-cell table:style-name="ce10" office:value-type="float" office:value="0.015" calcext:value-type="float">
            <text:p>0,015000</text:p>
          </table:table-cell>
          <table:table-cell table:style-name="ce10" office:value-type="float" office:value="0.008" calcext:value-type="float">
            <text:p>0,008000</text:p>
          </table:table-cell>
          <table:table-cell table:style-name="ce10" office:value-type="float" office:value="0.026" calcext:value-type="float">
            <text:p>0,026000</text:p>
          </table:table-cell>
          <table:table-cell table:style-name="ce10" office:value-type="float" office:value="0.013" calcext:value-type="float">
            <text:p>0,013000</text:p>
          </table:table-cell>
          <table:table-cell table:style-name="ce14" office:value-type="float" office:value="0.013" calcext:value-type="float">
            <text:p>0,013000</text:p>
          </table:table-cell>
          <table:table-cell table:style-name="ce16" table:formula="of:=(SUM([.B13:.G13]))/6" office:value-type="float" office:value="0.0146666666666667" calcext:value-type="float">
            <text:p>0,015</text:p>
          </table:table-cell>
          <table:table-cell table:style-name="ce17" table:formula="of:=([.H30]/[.H13])" office:value-type="float" office:value="6.52272727272726" calcext:value-type="float">
            <text:p>6,52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014" calcext:value-type="float">
            <text:p>0,01400000</text:p>
          </table:table-cell>
          <table:table-cell table:style-name="ce10" office:value-type="float" office:value="0.016" calcext:value-type="float">
            <text:p>0,016000</text:p>
          </table:table-cell>
          <table:table-cell table:style-name="ce10" office:value-type="float" office:value="0.023" calcext:value-type="float">
            <text:p>0,023000</text:p>
          </table:table-cell>
          <table:table-cell table:style-name="ce10" office:value-type="float" office:value="0.027" calcext:value-type="float">
            <text:p>0,027000</text:p>
          </table:table-cell>
          <table:table-cell table:style-name="ce10" office:value-type="float" office:value="0.039" calcext:value-type="float">
            <text:p>0,039000</text:p>
          </table:table-cell>
          <table:table-cell table:style-name="ce14" office:value-type="float" office:value="0.015" calcext:value-type="float">
            <text:p>0,015000</text:p>
          </table:table-cell>
          <table:table-cell table:style-name="ce16" table:formula="of:=(SUM([.B14:.G14]))/6" office:value-type="float" office:value="0.0223333333333333" calcext:value-type="float">
            <text:p>0,022</text:p>
          </table:table-cell>
          <table:table-cell table:style-name="ce17" table:formula="of:=([.H31]/[.H14])" office:value-type="float" office:value="4.49253731343283" calcext:value-type="float">
            <text:p>4,49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037" calcext:value-type="float">
            <text:p>0,03700000</text:p>
          </table:table-cell>
          <table:table-cell table:style-name="ce10" office:value-type="float" office:value="0.037" calcext:value-type="float">
            <text:p>0,037000</text:p>
          </table:table-cell>
          <table:table-cell table:style-name="ce10" office:value-type="float" office:value="0.046" calcext:value-type="float">
            <text:p>0,046000</text:p>
          </table:table-cell>
          <table:table-cell table:style-name="ce10" office:value-type="float" office:value="0.344" calcext:value-type="float">
            <text:p>0,344000</text:p>
          </table:table-cell>
          <table:table-cell table:style-name="ce10" office:value-type="float" office:value="0.044" calcext:value-type="float">
            <text:p>0,044000</text:p>
          </table:table-cell>
          <table:table-cell table:style-name="ce14" office:value-type="float" office:value="0.058" calcext:value-type="float">
            <text:p>0,058000</text:p>
          </table:table-cell>
          <table:table-cell table:style-name="ce16" table:formula="of:=(SUM([.B15:.G15]))/6" office:value-type="float" office:value="0.0943333333333333" calcext:value-type="float">
            <text:p>0,094</text:p>
          </table:table-cell>
          <table:table-cell table:style-name="ce17" table:formula="of:=([.H32]/[.H15])" office:value-type="float" office:value="1.46466431095407" calcext:value-type="float">
            <text:p>1,46</text:p>
          </table:table-cell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0.106" calcext:value-type="float">
            <text:p>0,10600000</text:p>
          </table:table-cell>
          <table:table-cell table:style-name="ce10" office:value-type="float" office:value="0.138" calcext:value-type="float">
            <text:p>0,138000</text:p>
          </table:table-cell>
          <table:table-cell table:style-name="ce10" office:value-type="float" office:value="0.124" calcext:value-type="float">
            <text:p>0,124000</text:p>
          </table:table-cell>
          <table:table-cell table:style-name="ce10" office:value-type="float" office:value="0.122" calcext:value-type="float">
            <text:p>0,122000</text:p>
          </table:table-cell>
          <table:table-cell table:style-name="ce10" office:value-type="float" office:value="0.131" calcext:value-type="float">
            <text:p>0,131000</text:p>
          </table:table-cell>
          <table:table-cell table:style-name="ce14" office:value-type="float" office:value="0.113" calcext:value-type="float">
            <text:p>0,113000</text:p>
          </table:table-cell>
          <table:table-cell table:style-name="ce16" table:formula="of:=(SUM([.B16:.G16]))/6" office:value-type="float" office:value="0.122333333333333" calcext:value-type="float">
            <text:p>0,122</text:p>
          </table:table-cell>
          <table:table-cell table:style-name="ce17" table:formula="of:=([.H33]/[.H16])" office:value-type="float" office:value="2.0149863760218" calcext:value-type="float">
            <text:p>2,01</text:p>
          </table:table-cell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0.221" calcext:value-type="float">
            <text:p>0,22100000</text:p>
          </table:table-cell>
          <table:table-cell table:style-name="ce11" office:value-type="float" office:value="0.466" calcext:value-type="float">
            <text:p>0,466000</text:p>
          </table:table-cell>
          <table:table-cell table:style-name="ce11" office:value-type="float" office:value="0.468" calcext:value-type="float">
            <text:p>0,468000</text:p>
          </table:table-cell>
          <table:table-cell table:style-name="ce11" office:value-type="float" office:value="0.351" calcext:value-type="float">
            <text:p>0,351000</text:p>
          </table:table-cell>
          <table:table-cell table:style-name="ce11" office:value-type="float" office:value="0.475" calcext:value-type="float">
            <text:p>0,475000</text:p>
          </table:table-cell>
          <table:table-cell table:style-name="ce15" office:value-type="float" office:value="0.561" calcext:value-type="float">
            <text:p>0,561000</text:p>
          </table:table-cell>
          <table:table-cell table:style-name="ce16" table:formula="of:=(SUM([.B17:.G17]))/6" office:value-type="float" office:value="0.423666666666667" calcext:value-type="float">
            <text:p>0,424</text:p>
          </table:table-cell>
          <table:table-cell table:style-name="ce17" table:formula="of:=([.H34]/[.H17])" office:value-type="float" office:value="1.37411487018096" calcext:value-type="float">
            <text:p>1,37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TAM INSTÂNCIA</text:p>
          </table:table-cell>
          <table:table-cell table:style-name="ce8" office:value-type="string" calcext:value-type="string" table:number-columns-spanned="6" table:number-rows-spanned="1">
            <text:p>Tempo (ms)</text:p>
          </table:table-cell>
          <table:covered-table-cell table:number-columns-repeated="5" table:style-name="ce2"/>
          <table:table-cell table:style-name="ce1" office:value-type="string" calcext:value-type="string">
            <text:p>MÉDIA</text:p>
          </table:table-cell>
          <table:table-cell office:value-type="string" calcext:value-type="string">
            <text:p>MUL ESC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089" calcext:value-type="float">
            <text:p>0,08900</text:p>
          </table:table-cell>
          <table:table-cell table:style-name="ce12" office:value-type="float" office:value="0.098" calcext:value-type="float">
            <text:p>0,098000</text:p>
          </table:table-cell>
          <table:table-cell table:number-columns-repeated="2" table:style-name="ce9" office:value-type="float" office:value="0.111" calcext:value-type="float">
            <text:p>0,111000</text:p>
          </table:table-cell>
          <table:table-cell table:style-name="ce9" office:value-type="float" office:value="0.098" calcext:value-type="float">
            <text:p>0,098000</text:p>
          </table:table-cell>
          <table:table-cell table:style-name="ce13" office:value-type="float" office:value="0.107" calcext:value-type="float">
            <text:p>0,107000</text:p>
          </table:table-cell>
          <table:table-cell table:style-name="ce16" table:formula="of:=(SUM([.B21:.G21]))/6" office:value-type="float" office:value="0.102333333333333" calcext:value-type="float">
            <text:p>0,102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138" calcext:value-type="float">
            <text:p>0,13800</text:p>
          </table:table-cell>
          <table:table-cell table:style-name="ce10" office:value-type="float" office:value="0.141" calcext:value-type="float">
            <text:p>0,141000</text:p>
          </table:table-cell>
          <table:table-cell table:style-name="ce10" office:value-type="float" office:value="0.123" calcext:value-type="float">
            <text:p>0,123000</text:p>
          </table:table-cell>
          <table:table-cell table:style-name="ce10" office:value-type="float" office:value="0.13" calcext:value-type="float">
            <text:p>0,130000</text:p>
          </table:table-cell>
          <table:table-cell table:style-name="ce10" office:value-type="float" office:value="0.142" calcext:value-type="float">
            <text:p>0,142000</text:p>
          </table:table-cell>
          <table:table-cell table:style-name="ce14" office:value-type="float" office:value="0.152" calcext:value-type="float">
            <text:p>0,152000</text:p>
          </table:table-cell>
          <table:table-cell table:style-name="ce16" table:formula="of:=(SUM([.B22:.G22]))/6" office:value-type="float" office:value="0.137666666666667" calcext:value-type="float">
            <text:p>0,138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308" calcext:value-type="float">
            <text:p>0,30800000</text:p>
          </table:table-cell>
          <table:table-cell table:style-name="ce10" office:value-type="float" office:value="0.35" calcext:value-type="float">
            <text:p>0,350000</text:p>
          </table:table-cell>
          <table:table-cell table:style-name="ce10" office:value-type="float" office:value="0.425" calcext:value-type="float">
            <text:p>0,425000</text:p>
          </table:table-cell>
          <table:table-cell table:style-name="ce10" office:value-type="float" office:value="0.352" calcext:value-type="float">
            <text:p>0,352000</text:p>
          </table:table-cell>
          <table:table-cell table:style-name="ce10" office:value-type="float" office:value="0.177" calcext:value-type="float">
            <text:p>0,177000</text:p>
          </table:table-cell>
          <table:table-cell table:style-name="ce14" office:value-type="float" office:value="0.199" calcext:value-type="float">
            <text:p>0,199000</text:p>
          </table:table-cell>
          <table:table-cell table:style-name="ce16" table:formula="of:=(SUM([.B23:.G23]))/6" office:value-type="float" office:value="0.301833333333333" calcext:value-type="float">
            <text:p>0,302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2.256" calcext:value-type="float">
            <text:p>2,25600000</text:p>
          </table:table-cell>
          <table:table-cell table:style-name="ce10" office:value-type="float" office:value="2.702" calcext:value-type="float">
            <text:p>2,702000</text:p>
          </table:table-cell>
          <table:table-cell table:style-name="ce10" office:value-type="float" office:value="2.511" calcext:value-type="float">
            <text:p>2,511000</text:p>
          </table:table-cell>
          <table:table-cell table:style-name="ce10" office:value-type="float" office:value="2.398" calcext:value-type="float">
            <text:p>2,398000</text:p>
          </table:table-cell>
          <table:table-cell table:style-name="ce10" office:value-type="float" office:value="2.634" calcext:value-type="float">
            <text:p>2,634000</text:p>
          </table:table-cell>
          <table:table-cell table:style-name="ce14" office:value-type="float" office:value="2.065" calcext:value-type="float">
            <text:p>2,065000</text:p>
          </table:table-cell>
          <table:table-cell table:style-name="ce16" table:formula="of:=(SUM([.B24:.G24]))/6" office:value-type="float" office:value="2.42766666666667" calcext:value-type="float">
            <text:p>2,428</text:p>
          </table:table-cell>
          <table:table-cell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23.884001" calcext:value-type="float">
            <text:p>23,88400100</text:p>
          </table:table-cell>
          <table:table-cell table:style-name="ce10" office:value-type="float" office:value="15.822999" calcext:value-type="float">
            <text:p>15,822999</text:p>
          </table:table-cell>
          <table:table-cell table:style-name="ce10" office:value-type="float" office:value="12.731" calcext:value-type="float">
            <text:p>12,731000</text:p>
          </table:table-cell>
          <table:table-cell table:style-name="ce10" office:value-type="float" office:value="31.511999" calcext:value-type="float">
            <text:p>31,511999</text:p>
          </table:table-cell>
          <table:table-cell table:style-name="ce10" office:value-type="float" office:value="20.41" calcext:value-type="float">
            <text:p>20,410000</text:p>
          </table:table-cell>
          <table:table-cell table:style-name="ce14" office:value-type="float" office:value="124.312996" calcext:value-type="float">
            <text:p>124,312996</text:p>
          </table:table-cell>
          <table:table-cell table:style-name="ce16" table:formula="of:=(SUM([.B25:.G25]))/6" office:value-type="float" office:value="38.1121658333333" calcext:value-type="float">
            <text:p>38,112</text:p>
          </table:table-cell>
          <table:table-cell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89.121002" calcext:value-type="float">
            <text:p>89,12100200</text:p>
          </table:table-cell>
          <table:table-cell table:style-name="ce11" office:value-type="float" office:value="84.218002" calcext:value-type="float">
            <text:p>84,218002</text:p>
          </table:table-cell>
          <table:table-cell table:style-name="ce11" office:value-type="float" office:value="135.240005" calcext:value-type="float">
            <text:p>135,240005</text:p>
          </table:table-cell>
          <table:table-cell table:style-name="ce11" office:value-type="float" office:value="124.311996" calcext:value-type="float">
            <text:p>124,311996</text:p>
          </table:table-cell>
          <table:table-cell table:style-name="ce11" office:value-type="float" office:value="110.249001" calcext:value-type="float">
            <text:p>110,249001</text:p>
          </table:table-cell>
          <table:table-cell table:style-name="ce15" office:value-type="float" office:value="93.197006" calcext:value-type="float">
            <text:p>93,197006</text:p>
          </table:table-cell>
          <table:table-cell table:style-name="ce16" table:formula="of:=(SUM([.B26:.G26]))/6" office:value-type="float" office:value="106.056168666667" calcext:value-type="float">
            <text:p>106,056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TAM INSTÂNCIA</text:p>
          </table:table-cell>
          <table:table-cell table:style-name="ce8" office:value-type="string" calcext:value-type="string" table:number-columns-spanned="6" table:number-rows-spanned="1">
            <text:p>Tempo (ms)</text:p>
          </table:table-cell>
          <table:covered-table-cell table:number-columns-repeated="5" table:style-name="ce2"/>
          <table:table-cell table:style-name="ce1" office:value-type="string" calcext:value-type="string">
            <text:p>MÉDIA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float" office:value="0.1" calcext:value-type="float">
            <text:p>0,10000</text:p>
          </table:table-cell>
          <table:table-cell table:style-name="ce12" office:value-type="float" office:value="0.044" calcext:value-type="float">
            <text:p>0,044000</text:p>
          </table:table-cell>
          <table:table-cell table:style-name="ce9" office:value-type="float" office:value="0.1" calcext:value-type="float">
            <text:p>0,100000</text:p>
          </table:table-cell>
          <table:table-cell table:style-name="ce9" office:value-type="float" office:value="0.113" calcext:value-type="float">
            <text:p>0,113000</text:p>
          </table:table-cell>
          <table:table-cell table:style-name="ce9" office:value-type="float" office:value="0.093" calcext:value-type="float">
            <text:p>0,093000</text:p>
          </table:table-cell>
          <table:table-cell table:style-name="ce13" office:value-type="float" office:value="0.104" calcext:value-type="float">
            <text:p>0,104000</text:p>
          </table:table-cell>
          <table:table-cell table:style-name="ce16" table:formula="of:=(SUM([.B29:.G29]))/6" office:value-type="float" office:value="0.0923333333333333" calcext:value-type="float">
            <text:p>0,092</text:p>
          </table:table-cell>
          <table:table-cell office:value-type="string" calcext:value-type="string">
            <text:p>IDEN ESC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float" office:value="0.096" calcext:value-type="float">
            <text:p>0,09600</text:p>
          </table:table-cell>
          <table:table-cell table:style-name="ce10" office:value-type="float" office:value="0.095" calcext:value-type="float">
            <text:p>0,095000</text:p>
          </table:table-cell>
          <table:table-cell table:style-name="ce10" office:value-type="float" office:value="0.091" calcext:value-type="float">
            <text:p>0,091000</text:p>
          </table:table-cell>
          <table:table-cell table:style-name="ce10" office:value-type="float" office:value="0.097" calcext:value-type="float">
            <text:p>0,097000</text:p>
          </table:table-cell>
          <table:table-cell table:style-name="ce10" office:value-type="float" office:value="0.104" calcext:value-type="float">
            <text:p>0,104000</text:p>
          </table:table-cell>
          <table:table-cell table:style-name="ce14" office:value-type="float" office:value="0.091" calcext:value-type="float">
            <text:p>0,091000</text:p>
          </table:table-cell>
          <table:table-cell table:style-name="ce16" table:formula="of:=(SUM([.B30:.G30]))/6" office:value-type="float" office:value="0.0956666666666667" calcext:value-type="float">
            <text:p>0,096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5" office:value-type="float" office:value="0.112" calcext:value-type="float">
            <text:p>0,11200000</text:p>
          </table:table-cell>
          <table:table-cell table:style-name="ce10" office:value-type="float" office:value="0.084" calcext:value-type="float">
            <text:p>0,084000</text:p>
          </table:table-cell>
          <table:table-cell table:style-name="ce10" office:value-type="float" office:value="0.113" calcext:value-type="float">
            <text:p>0,113000</text:p>
          </table:table-cell>
          <table:table-cell table:style-name="ce10" office:value-type="float" office:value="0.123" calcext:value-type="float">
            <text:p>0,123000</text:p>
          </table:table-cell>
          <table:table-cell table:style-name="ce10" office:value-type="float" office:value="0.085" calcext:value-type="float">
            <text:p>0,085000</text:p>
          </table:table-cell>
          <table:table-cell table:style-name="ce14" office:value-type="float" office:value="0.085" calcext:value-type="float">
            <text:p>0,085000</text:p>
          </table:table-cell>
          <table:table-cell table:style-name="ce16" table:formula="of:=(SUM([.B31:.G31]))/6" office:value-type="float" office:value="0.100333333333333" calcext:value-type="float">
            <text:p>0,100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5" office:value-type="float" office:value="0.149" calcext:value-type="float">
            <text:p>0,14900000</text:p>
          </table:table-cell>
          <table:table-cell table:style-name="ce10" office:value-type="float" office:value="0.198" calcext:value-type="float">
            <text:p>0,198000</text:p>
          </table:table-cell>
          <table:table-cell table:style-name="ce10" office:value-type="float" office:value="0.14" calcext:value-type="float">
            <text:p>0,140000</text:p>
          </table:table-cell>
          <table:table-cell table:style-name="ce10" office:value-type="float" office:value="0.053" calcext:value-type="float">
            <text:p>0,053000</text:p>
          </table:table-cell>
          <table:table-cell table:style-name="ce10" office:value-type="float" office:value="0.131" calcext:value-type="float">
            <text:p>0,131000</text:p>
          </table:table-cell>
          <table:table-cell table:style-name="ce14" office:value-type="float" office:value="0.158" calcext:value-type="float">
            <text:p>0,158000</text:p>
          </table:table-cell>
          <table:table-cell table:style-name="ce16" table:formula="of:=(SUM([.B32:.G32]))/6" office:value-type="float" office:value="0.138166666666667" calcext:value-type="float">
            <text:p>0,138</text:p>
          </table:table-cell>
          <table:table-cell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float" office:value="0.235" calcext:value-type="float">
            <text:p>0,23500000</text:p>
          </table:table-cell>
          <table:table-cell table:style-name="ce10" office:value-type="float" office:value="0.267" calcext:value-type="float">
            <text:p>0,267000</text:p>
          </table:table-cell>
          <table:table-cell table:style-name="ce10" office:value-type="float" office:value="0.258" calcext:value-type="float">
            <text:p>0,258000</text:p>
          </table:table-cell>
          <table:table-cell table:style-name="ce10" office:value-type="float" office:value="0.261" calcext:value-type="float">
            <text:p>0,261000</text:p>
          </table:table-cell>
          <table:table-cell table:style-name="ce10" office:value-type="float" office:value="0.162" calcext:value-type="float">
            <text:p>0,162000</text:p>
          </table:table-cell>
          <table:table-cell table:style-name="ce14" office:value-type="float" office:value="0.296" calcext:value-type="float">
            <text:p>0,296000</text:p>
          </table:table-cell>
          <table:table-cell table:style-name="ce16" table:formula="of:=(SUM([.B33:.G33]))/6" office:value-type="float" office:value="0.2465" calcext:value-type="float">
            <text:p>0,247</text:p>
          </table:table-cell>
          <table:table-cell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6" office:value-type="float" office:value="0.511" calcext:value-type="float">
            <text:p>0,51100000</text:p>
          </table:table-cell>
          <table:table-cell table:style-name="ce11" office:value-type="float" office:value="0.586" calcext:value-type="float">
            <text:p>0,586000</text:p>
          </table:table-cell>
          <table:table-cell table:style-name="ce11" office:value-type="float" office:value="0.633" calcext:value-type="float">
            <text:p>0,633000</text:p>
          </table:table-cell>
          <table:table-cell table:style-name="ce11" office:value-type="float" office:value="0.565" calcext:value-type="float">
            <text:p>0,565000</text:p>
          </table:table-cell>
          <table:table-cell table:style-name="ce11" office:value-type="float" office:value="0.648" calcext:value-type="float">
            <text:p>0,648000</text:p>
          </table:table-cell>
          <table:table-cell table:style-name="ce15" office:value-type="float" office:value="0.55" calcext:value-type="float">
            <text:p>0,550000</text:p>
          </table:table-cell>
          <table:table-cell table:style-name="ce16" table:formula="of:=(SUM([.B34:.G34]))/6" office:value-type="float" office:value="0.582166666666667" calcext:value-type="float">
            <text:p>0,582</text:p>
          </table:table-cell>
          <table:table-cell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4" loext:min-decimal-places="4" number:min-integer-digits="1" number:grouping="true"/>
    </number:number-style>
    <number:number-style style:name="N110">
      <number:number number:decimal-places="5" loext:min-decimal-places="5" number:min-integer-digits="1" number:grouping="true"/>
    </number:number-style>
    <number:number-style style:name="N111">
      <number:number number:decimal-places="6" loext:min-decimal-places="6" number:min-integer-digits="1" number:grouping="true"/>
    </number:number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11" loext:min-decimal-places="1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9" loext:min-decimal-places="9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 style:data-style-name="N2" text:time-value="03:01:43.2735566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7T22:03:44.216752894</meta:creation-date>
    <dc:date>2018-06-19T03:39:08.218356272</dc:date>
    <meta:editing-duration>PT1H21M17S</meta:editing-duration>
    <meta:editing-cycles>11</meta:editing-cycles>
    <meta:generator>LibreOffice/5.1.6.2$Linux_X86_64 LibreOffice_project/10m0$Build-2</meta:generator>
    <meta:document-statistic meta:table-count="1" meta:cell-count="2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13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113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666666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591cm" svg:height="10.889cm" xlink:href=".." xlink:type="simple" chart:class="chart:bar" chart:style-name="ch1">
        <chart:title svg:x="6.685cm" svg:y="0.353cm" chart:style-name="ch2">
          <text:p>Multiplicação de Matrizes</text:p>
        </chart:title>
        <chart:subtitle svg:x="7.955cm" svg:y="1.349cm" chart:style-name="ch3">
          <text:p>SSE x Escalar</text:p>
        </chart:subtitle>
        <chart:legend chart:legend-position="end" svg:x="16.725cm" svg:y="4.896cm" style:legend-expansion="high" chart:style-name="ch4"/>
        <chart:plot-area chart:style-name="ch5" table:cell-range-address="Planilha1.A2:Planilha1.A7 Planilha1.H2:Planilha1.H7 Planilha1.H21:Planilha1.H26" chart:data-source-has-labels="both" svg:x="1.382cm" svg:y="2.249cm" svg:width="14.972cm" svg:height="7.442cm">
          <chartooo:coordinate-region svg:x="2.85cm" svg:y="2.448cm" svg:width="13.504cm" svg:height="6.596cm"/>
          <chart:axis chart:dimension="x" chart:name="primary-x" chart:style-name="ch6" chartooo:axis-type="auto">
            <chartooo:date-scale/>
            <chart:title svg:x="7.078cm" svg:y="9.908cm" chart:style-name="ch7">
              <text:p>Tamanho das instâncias</text:p>
            </chart:title>
            <chart:categories table:cell-range-address="Planilha1.A2:Planilha1.A7"/>
          </chart:axis>
          <chart:axis chart:dimension="y" chart:name="primary-y" chart:style-name="ch8">
            <chart:title svg:x="0.451cm" svg:y="6.861cm" chart:style-name="ch9">
              <text:p>Tempo (ms)</text:p>
            </chart:title>
            <chart:grid chart:style-name="ch10" chart:class="major"/>
          </chart:axis>
          <chart:series chart:style-name="ch11" chart:values-cell-range-address="Planilha1.H2:Planilha1.H7" loext:label-string="sse" chart:class="chart:bar">
            <chart:data-point chart:repeated="4"/>
            <chart:data-point chart:style-name="ch12" chart:repeated="2"/>
          </chart:series>
          <chart:series chart:style-name="ch13" chart:values-cell-range-address="Planilha1.H21:Planilha1.H26" loext:label-string="escalar" chart:class="chart:bar">
            <chart:data-point chart:style-name="ch12" chart:repeated="2"/>
            <chart:data-point/>
            <chart:data-point chart:style-name="ch12"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e</text:p>
              </table:table-cell>
              <table:table-cell office:value-type="string">
                <text:p>escalar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Planilha1.A2:Planilha1.A7</svg:desc>
                </draw:g>
              </table:table-cell>
              <table:table-cell office:value-type="float" office:value="0.00316666666666667">
                <text:p>0.00316666666666667</text:p>
                <draw:g>
                  <svg:desc>Planilha1.H2:Planilha1.H7</svg:desc>
                </draw:g>
              </table:table-cell>
              <table:table-cell office:value-type="float" office:value="0.102333333333333">
                <text:p>0.102333333333333</text:p>
                <draw:g>
                  <svg:desc>Planilha1.H21:Planilha1.H26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137666666666667">
                <text:p>0.137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88333333333333">
                <text:p>0.0288333333333333</text:p>
              </table:table-cell>
              <table:table-cell office:value-type="float" office:value="0.301833333333333">
                <text:p>0.3018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08">
                <text:p>0.108</text:p>
              </table:table-cell>
              <table:table-cell office:value-type="float" office:value="2.42766666666667">
                <text:p>2.427666666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22">
                <text:p>0.422</text:p>
              </table:table-cell>
              <table:table-cell office:value-type="float" office:value="38.1121658333333">
                <text:p>38.1121658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89666666666667">
                <text:p>1.89666666666667</text:p>
              </table:table-cell>
              <table:table-cell office:value-type="float" office:value="106.056168666667">
                <text:p>106.056168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1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666666"/>
    </style:style>
    <style:style style:name="ch11" style:family="chart" style:data-style-name="N113">
      <style:chart-properties chart:link-data-style-to-source="true"/>
      <style:graphic-properties draw:stroke="none" draw:fill-color="#808080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11111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523cm" svg:height="9.897cm" xlink:href=".." xlink:type="simple" chart:class="chart:bar" chart:style-name="ch1">
        <chart:title svg:x="5.447cm" svg:y="0.333cm" chart:style-name="ch2">
          <text:p>Reconhecimento de Matriz Identidade</text:p>
        </chart:title>
        <chart:subtitle svg:x="7.921cm" svg:y="1.309cm" chart:style-name="ch3">
          <text:p>SSE x Escalar</text:p>
        </chart:subtitle>
        <chart:legend chart:legend-position="end" svg:x="16.657cm" svg:y="4.4cm" style:legend-expansion="high" chart:style-name="ch4"/>
        <chart:plot-area chart:style-name="ch5" table:cell-range-address="Planilha1.A12:Planilha1.A17 Planilha1.H12:Planilha1.H17 Planilha1.H29:Planilha1.H34" chart:data-source-has-labels="both" svg:x="1.381cm" svg:y="2.189cm" svg:width="14.906cm" svg:height="6.53cm">
          <chartooo:coordinate-region svg:x="2.479cm" svg:y="2.389cm" svg:width="13.808cm" svg:height="5.683cm"/>
          <chart:axis chart:dimension="x" chart:name="primary-x" chart:style-name="ch6" chartooo:axis-type="auto">
            <chartooo:date-scale/>
            <chart:title svg:x="7.044cm" svg:y="8.916cm" chart:style-name="ch7">
              <text:p>Tamanho das instâncias</text:p>
            </chart:title>
            <chart:categories table:cell-range-address="Planilha1.A12:Planilha1.A17"/>
          </chart:axis>
          <chart:axis chart:dimension="y" chart:name="primary-y" chart:style-name="ch8">
            <chart:title svg:x="0.451cm" svg:y="6.345cm" chart:style-name="ch9">
              <text:p>Tempo (ms)</text:p>
            </chart:title>
            <chart:grid chart:style-name="ch10" chart:class="major"/>
          </chart:axis>
          <chart:series chart:style-name="ch11" chart:values-cell-range-address="Planilha1.H12:Planilha1.H17" loext:label-string="sse" chart:class="chart:bar">
            <chart:data-point chart:repeated="6"/>
          </chart:series>
          <chart:series chart:style-name="ch12" chart:values-cell-range-address="Planilha1.H29:Planilha1.H34" loext:label-string="escalar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se</text:p>
              </table:table-cell>
              <table:table-cell office:value-type="string">
                <text:p>escalar</text:p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Planilha1.A12:Planilha1.A17</svg:desc>
                </draw:g>
              </table:table-cell>
              <table:table-cell office:value-type="float" office:value="0.0126666666666667">
                <text:p>0.0126666666666667</text:p>
                <draw:g>
                  <svg:desc>Planilha1.H12:Planilha1.H17</svg:desc>
                </draw:g>
              </table:table-cell>
              <table:table-cell office:value-type="float" office:value="0.0923333333333333">
                <text:p>0.0923333333333333</text:p>
                <draw:g>
                  <svg:desc>Planilha1.H29:Planilha1.H34</svg:desc>
                </draw:g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956666666666667">
                <text:p>0.09566666666666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100333333333333">
                <text:p>0.1003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943333333333333">
                <text:p>0.0943333333333333</text:p>
              </table:table-cell>
              <table:table-cell office:value-type="float" office:value="0.138166666666667">
                <text:p>0.1381666666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122333333333333">
                <text:p>0.122333333333333</text:p>
              </table:table-cell>
              <table:table-cell office:value-type="float" office:value="0.2465">
                <text:p>0.246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23666666666667">
                <text:p>0.423666666666667</text:p>
              </table:table-cell>
              <table:table-cell office:value-type="float" office:value="0.582166666666667">
                <text:p>0.5821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